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paragraph-properties fo:margin-left="0.741cm" fo:margin-right="0cm" fo:text-indent="-0.741cm" style:auto-text-indent="false"/>
      <style:text-properties fo:font-size="16pt" style:font-size-asian="16pt" style:font-size-complex="16pt"/>
    </style:style>
    <style:style style:name="P4" style:family="paragraph" style:parent-style-name="Text_20_body">
      <style:paragraph-properties fo:margin-left="0cm" fo:margin-right="0cm" fo:text-indent="0.714cm" style:auto-text-indent="false"/>
      <style:text-properties fo:font-size="16pt" style:font-size-asian="16pt" style:font-size-complex="16pt"/>
    </style:style>
    <style:style style:name="P5" style:family="paragraph" style:parent-style-name="Text_20_body">
      <style:paragraph-properties fo:margin-left="0cm" fo:margin-right="0cm" fo:text-indent="0.741cm" style:auto-text-indent="false"/>
      <style:text-properties fo:font-size="16pt" style:font-size-asian="16pt" style:font-size-complex="16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font-size="16pt" style:font-size-asian="16pt" style:font-size-complex="16pt"/>
    </style:style>
    <style:style style:name="P7" style:family="paragraph" style:parent-style-name="Heading_20_2">
      <style:text-properties fo:font-size="16pt" style:font-size-asian="16pt" style:font-size-complex="16pt"/>
    </style:style>
    <style:style style:name="P8" style:family="paragraph" style:parent-style-name="Table_20_Contents">
      <style:text-properties fo:font-size="18.25pt" officeooo:rsid="0005511d" officeooo:paragraph-rsid="0005511d" style:font-size-asian="16pt" style:font-size-complex="18.25pt"/>
    </style:style>
    <style:style style:name="P9" style:family="paragraph" style:parent-style-name="Table_20_Contents">
      <style:text-properties fo:font-size="16pt" officeooo:rsid="0006854f" officeooo:paragraph-rsid="0006854f" style:font-size-asian="16pt" style:font-size-complex="16pt"/>
    </style:style>
    <style:style style:name="P10" style:family="paragraph" style:parent-style-name="Table_20_Contents">
      <style:text-properties fo:font-size="16pt" officeooo:rsid="0006854f" officeooo:paragraph-rsid="0006854f" style:font-size-asian="16pt" style:language-asian="zh" style:country-asian="CN" style:font-size-complex="16pt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font-size="16pt" style:font-name-asian="宋体1" style:font-size-asian="16pt" style:font-size-complex="16pt"/>
    </style:style>
    <style:style style:name="T1" style:family="text">
      <style:text-properties fo:font-weight="bold"/>
    </style:style>
    <style:style style:name="T2" style:family="text">
      <style:text-properties style:font-name="Cambria" fo:font-weight="bold"/>
    </style:style>
    <style:style style:name="T3" style:family="text">
      <style:text-properties style:font-name-asian="宋体1"/>
    </style:style>
    <style:style style:name="T4" style:family="text">
      <style:text-properties style:font-name-asian="宋体1" style:font-weight-asian="bold"/>
    </style:style>
    <style:style style:name="T5" style:family="text">
      <style:text-properties style:font-name="Calibri"/>
    </style:style>
    <style:style style:name="T6" style:family="text">
      <style:text-properties style:font-name="Calibri" fo:font-weight="bold"/>
    </style:style>
    <style:style style:name="T7" style:family="text">
      <style:text-properties style:font-name="Calibri" style:font-name-asian="宋体1"/>
    </style:style>
    <style:style style:name="T8" style:family="text">
      <style:text-properties style:font-name="Wingdings" fo:font-weight="bold"/>
    </style:style>
    <style:style style:name="T9" style:family="text">
      <style:text-properties fo:color="#ff0000"/>
    </style:style>
    <style:style style:name="T10" style:family="text">
      <style:text-properties fo:color="#ff0000" style:font-name-asian="宋体1"/>
    </style:style>
    <style:style style:name="T11" style:family="text">
      <style:text-properties fo:color="#ff0000" style:font-name="Calibri"/>
    </style:style>
    <style:style style:name="T12" style:family="text">
      <style:text-properties fo:color="#ff0000" officeooo:rsid="0008d9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<text:span text:style-name="T1">5.</text:span><text:span text:style-name="T2">R</text:span><text:span text:style-name="T1">equest</text:span><text:span text:style-name="T4">的获得中文乱码处理</text:span></text:h>
      <text:p text:style-name="P2"><text:span text:style-name="T5">R</text:span>equest<text:span text:style-name="T3">接收参数时有</text:span><text:span text:style-name="T5">get</text:span><text:span text:style-name="T3">和</text:span><text:span text:style-name="T5">post</text:span><text:span text:style-name="T3">两种请求方式，但是处理中文的编码却不一样，我们在做项目时会全站都采用统一的编码，最常用的就是</text:span><text:span text:style-name="T5">UTF-8</text:span><text:span text:style-name="T3">，在</text:span><text:span text:style-name="T5">UTF-8</text:span><text:span text:style-name="T3">编码的项目中的</text:span></text:p>
      <text:p text:style-name="P3"><text:span text:style-name="T8">l</text:span><text:span text:style-name="T4">当我们使用</text:span><text:span text:style-name="T6">P</text:span><text:span text:style-name="T1">ost</text:span><text:span text:style-name="T4">请求时：</text:span></text:p>
      <text:p text:style-name="P4"><text:tab/><text:span text:style-name="T3">处理</text:span>POST<text:span text:style-name="T3">编码问题！</text:span></text:p>
      <text:p text:style-name="P4"><text:span text:style-name="T3">我们知道，请求信息中，只有</text:span>POST<text:span text:style-name="T3">存在正文，所谓</text:span><text:span text:style-name="T5">POST</text:span><text:span text:style-name="T3">参数编码就是就是请求正文的编码。</text:span></text:p>
      <text:p text:style-name="P4"><text:span text:style-name="T3">默认情况下，使用</text:span>getParameter()<text:span text:style-name="T3">获取</text:span><text:span text:style-name="T5">POST</text:span><text:span text:style-name="T3">请求参数时，使用的是</text:span><text:span text:style-name="T5">ISO-8859-1</text:span><text:span text:style-name="T3">编码。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8">//第一种方式解码</text:p>
            <text:p text:style-name="P8"><text:s text:c="4"/><text:tab/>/*name =new String(name.getBytes("ISO-8859-1"),"UTF-8");</text:p>
            <text:p text:style-name="P8"><text:s text:c="4"/><text:tab/>text =new String(text.getBytes("ISO-8859-1"),"UTF-8");*/</text:p>
          </table:table-cell>
        </table:table-row>
      </table:table>
      <text:p text:style-name="P2"><text:span text:style-name="T3">因为在获取参数时已经被错误的编码了，但因为我们知道，乱码的两个原因：本来是使用</text:span>UTF-8<text:span text:style-name="T3">编码的，还错误的使用了</text:span><text:span text:style-name="T5">ISO-8859-1</text:span><text:span text:style-name="T3">编码。所以我们可以先使用</text:span><text:span text:style-name="T5">ISO-8859-1</text:span><text:span text:style-name="T3">获取字节数组，然后再使用正确的</text:span><text:span text:style-name="T5">UTF-8</text:span><text:span text:style-name="T3">编码得到字符串，这样就没问题了。</text:span></text:p>
      <text:p text:style-name="P5">request<text:span text:style-name="T3">的</text:span><text:span text:style-name="T5">setCharacterEncodng()</text:span><text:span text:style-name="T3">可以设置编码</text:span><text:span text:style-name="T10">，当然这必须在调用所有的</text:span><text:span text:style-name="T9">getParameter()</text:span><text:span text:style-name="T10">方法之前调用</text:span><text:span text:style-name="T11">request</text:span><text:span text:style-name="T10">的</text:span><text:span text:style-name="T11">setCharacterEncodng()</text:span><text:span text:style-name="T10">方法来设置编码</text:span><text:span text:style-name="T3">，这样，就不会使用</text:span>ISO<text:span text:style-name="T3">解读字节串了，而是使用你给定的编码来解读。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10">第二种方式:<text:span text:style-name="T12">建议使用</text:span></text:p>
            <text:p text:style-name="P9">//在getParameter之前设置编码</text:p>
            <text:p text:style-name="P9"><text:s text:c="4"/><text:tab/>req.setCharacterEncoding("UTF-8");</text:p>
            <text:p text:style-name="P9"><text:s text:c="4"/><text:tab/>String name=req.getParameter("name");</text:p>
          </table:table-cell>
        </table:table-row>
      </table:table>
      <text:p text:style-name="P6"><text:span text:style-name="T3">对于每个请求，只需要调用request的</text:span><text:span text:style-name="T7">setCharacterEncodng()</text:span><text:span text:style-name="T3">一次，然后所有</text:span><text:span text:style-name="T7">getParameter()</text:span><text:span text:style-name="T3">都会使用这个编码来解读参数。但要注意，只对请求正文有效，即</text:span><text:span text:style-name="T7">POST</text:span><text:span text:style-name="T3">参数</text:span></text:p>
      <text:p text:style-name="P1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Cambria" svg:font-family="Cambria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8M16S</meta:editing-duration>
    <meta:editing-cycles>7</meta:editing-cycles>
    <meta:generator>LibreOffice/5.3.0.3$Windows_X86_64 LibreOffice_project/7074905676c47b82bbcfbea1aeefc84afe1c50e1</meta:generator>
    <dc:date>2018-03-12T17:51:25.221000000</dc:date>
    <meta:document-statistic meta:table-count="2" meta:image-count="0" meta:object-count="0" meta:page-count="1" meta:paragraph-count="16" meta:word-count="417" meta:character-count="824" meta:non-whitespace-character-count="798"/>
    <meta:user-defined meta:name="Info 1"/>
    <meta:user-defined meta:name="Info 2"/>
    <meta:user-defined meta:name="Info 3"/>
    <meta:user-defined meta:name="Info 4"/>
  </office:meta>
</office:document-meta>
</file>